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73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7.343cm"/>
    </style:style>
    <style:style style:name="ro1" style:family="table-row">
      <style:table-row-properties style:row-height="0.831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ext-properties fo:color="#23d11f" style:text-outline="false" style:text-line-through-style="none" style:font-name="Lucida 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Format Nam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Creation</text:p>
          </table:table-cell>
          <table:table-cell table:style-name="ce1" office:value-type="string">
            <text:p>Georeferencing</text:p>
          </table:table-cell>
          <table:table-cell table:style-name="ce1" office:value-type="string">
            <text:p>Compiled by defaul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aeronavfaa.html" xlink:type="simple">Aeronav FAA files</text:a></text:p>
          </table:table-cell>
          <table:table-cell table:style-name="ce2" office:value-type="string">
            <text:p>AeronavFAA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<text:a xlink:href="http://www.gdal.org/ogr/drv_ao.html" xlink:type="simple">ESRI ArcObjects</text:a></text:p>
          </table:table-cell>
          <table:table-cell table:style-name="ce2" office:value-type="string">
            <text:p>ArcObject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ESRI ArcObject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avcbin.html" xlink:type="simple">Arc/Info Binary Coverage</text:a></text:p>
          </table:table-cell>
          <table:table-cell table:style-name="ce2" office:value-type="string">
            <text:p>AVCBin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cartodb.html" xlink:type="simple">CartoDB</text:a></text:p>
          </table:table-cell>
          <table:table-cell table:style-name="ce3" office:value-type="string">
            <text:p>CartoDB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No, needs libcurl</text:p>
          </table:table-cell>
          <table:table-cell table:style-name="ce4" office:value-type="string">
            <text:p>&gt;=2.0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<text:a xlink:href="http://www.gdal.org/ogr/drv_couchdb.html" xlink:type="simple">CouchDB / GeoCouch</text:a></text:p>
          </table:table-cell>
          <table:table-cell table:style-name="ce2" office:value-type="string">
            <text:p>CouchDB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libcur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dods.html" xlink:type="simple">DODS/OPeNDAP</text:a></text:p>
          </table:table-cell>
          <table:table-cell table:style-name="ce2" office:value-type="string">
            <text:p>DOD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libdap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edigeo.html" xlink:type="simple">EDIGEO</text:a></text:p>
          </table:table-cell>
          <table:table-cell table:style-name="ce2" office:value-type="string">
            <text:p>EDIGEO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filegdb.html" xlink:type="simple">ESRI FileGDB</text:a></text:p>
          </table:table-cell>
          <table:table-cell table:style-name="ce2" office:value-type="string">
            <text:p>FileGDB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FileGDB API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pgeo.html" xlink:type="simple">ESRI Personal GeoDatabase</text:a></text:p>
          </table:table-cell>
          <table:table-cell table:style-name="ce2" office:value-type="string">
            <text:p>PGeo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ODBC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de.html" xlink:type="simple">ESRI ArcSDE</text:a></text:p>
          </table:table-cell>
          <table:table-cell table:style-name="ce2" office:value-type="string">
            <text:p>SD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ESRI SD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shapefile.html" xlink:type="simple">ESRI Shapefile</text:a></text:p>
          </table:table-cell>
          <table:table-cell table:style-name="ce3" office:value-type="string">
            <text:p>ESRI Shapefile</text:p>
          </table:table-cell>
          <table:table-cell table:number-columns-repeated="3" table:style-name="ce3" office:value-type="string">
            <text:p>Yes</text:p>
          </table:table-cell>
          <table:table-cell table:style-name="ce4" office:value-type="string">
            <text:p>OK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<text:a xlink:href="http://www.gdal.org/ogr/drv_fme.html" xlink:type="simple">FMEObjects Gateway</text:a></text:p>
          </table:table-cell>
          <table:table-cell table:style-name="ce2" office:value-type="string">
            <text:p>FMEObjects Gateway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FM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geojson.html" xlink:type="simple">GeoJSON</text:a></text:p>
          </table:table-cell>
          <table:table-cell table:style-name="ce3" office:value-type="string">
            <text:p>GeoJSON</text:p>
          </table:table-cell>
          <table:table-cell table:number-columns-repeated="3" table:style-name="ce3" office:value-type="string">
            <text:p>Yes</text:p>
          </table:table-cell>
          <table:table-cell table:style-name="ce4" office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<text:a xlink:href="http://www.gdal.org/ogr/drv_geoconcept.html" xlink:type="simple">Géoconcept Export</text:a></text:p>
          </table:table-cell>
          <table:table-cell table:style-name="ce2" office:value-type="string">
            <text:p>Geoconcept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georss.html" xlink:type="simple">GeoRSS</text:a></text:p>
          </table:table-cell>
          <table:table-cell table:style-name="ce3" office:value-type="string">
            <text:p>GeoRSS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read support needs libexpat)</text:p>
          </table:table-cell>
          <table:table-cell table:style-name="ce4" office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<text:a xlink:href="http://www.gdal.org/ogr/drv_gft.html" xlink:type="simple">Google Fusion Tables</text:a></text:p>
          </table:table-cell>
          <table:table-cell table:style-name="ce2" office:value-type="string">
            <text:p>GFT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libcurl</text:p>
          </table:table-cell>
          <table:table-cell office:value-type="string">
            <text:p>---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<text:a xlink:href="http://www.gdal.org/ogr/drv_gml.html" xlink:type="simple">GML</text:a></text:p>
          </table:table-cell>
          <table:table-cell table:style-name="ce3" office:value-type="string">
            <text:p>GML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read support needs Xerces or libexpat)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<text:a xlink:href="http://www.gdal.org/ogr/drv_gmt.html" xlink:type="simple">GMT</text:a></text:p>
          </table:table-cell>
          <table:table-cell table:style-name="ce2" office:value-type="string">
            <text:p>GMT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gpsbabel.html" xlink:type="simple">GPSBabel</text:a></text:p>
          </table:table-cell>
          <table:table-cell table:style-name="ce3" office:value-type="string">
            <text:p>GPSBabel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needs GPSBabel and GPX driver)</text:p>
          </table:table-cell>
          <table:table-cell table:style-name="ce4" office:value-type="string">
            <text:p>---</text:p>
          </table:table-cell>
          <table:table-cell table:style-name="ce4" table:number-columns-repeated="1018"/>
        </table:table-row>
        <table:table-row table:style-name="ro2">
          <table:table-cell table:style-name="ce3" office:value-type="string">
            <text:p><text:a xlink:href="http://www.gdal.org/ogr/drv_gpx.html" xlink:type="simple">GPX</text:a></text:p>
          </table:table-cell>
          <table:table-cell table:style-name="ce3" office:value-type="string">
            <text:p>GPX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read support needs libexpat)</text:p>
          </table:table-cell>
          <table:table-cell table:style-name="ce4" office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<text:a xlink:href="http://www.gdal.org/ogr/drv_grass.html" xlink:type="simple">GRASS Vector Format</text:a></text:p>
          </table:table-cell>
          <table:table-cell table:style-name="ce2" office:value-type="string">
            <text:p>GRAS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libgrass</text:p>
          </table:table-cell>
          <table:table-cell office:value-type="string">
            <text:p>--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<text:a xlink:href="http://www.gdal.org/ogr/drv_gtm.html" xlink:type="simple">GPSTrackMaker (.gtm, .gtz)</text:a></text:p>
          </table:table-cell>
          <table:table-cell table:style-name="ce3" office:value-type="string">
            <text:p>GPSTrackMaker</text:p>
          </table:table-cell>
          <table:table-cell table:number-columns-repeated="3" table:style-name="ce3" office:value-type="string">
            <text:p>Yes</text:p>
          </table:table-cell>
          <table:table-cell table:style-name="ce5" office:value-type="string">
            <text:p><text:s/>-- Pending to test --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<text:a xlink:href="http://www.gdal.org/ogr/drv_htf.html" xlink:type="simple">Hydrographic Transfer Format</text:a></text:p>
          </table:table-cell>
          <table:table-cell table:style-name="ce2" office:value-type="string">
            <text:p>HTF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idrisi.html" xlink:type="simple">Idrisi Vector (.VCT)</text:a></text:p>
          </table:table-cell>
          <table:table-cell table:style-name="ce2" office:value-type="string">
            <text:p>Idrisi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idb.html" xlink:type="simple">Informix DataBlade</text:a></text:p>
          </table:table-cell>
          <table:table-cell table:style-name="ce2" office:value-type="string">
            <text:p>IDB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Informix DataBla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a xlink:href="http://www.gdal.org/ogr/drv_ili.html" xlink:type="simple">INTERLIS</text:a></text:p>
          </table:table-cell>
          <table:table-cell table:style-name="ce2" office:value-type="string">
            <text:p>"Interlis 1" and "Interlis 2"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Xerces (INTERLIS model reading needs ili2c.jar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kml.html" xlink:type="simple">KML</text:a></text:p>
          </table:table-cell>
          <table:table-cell table:style-name="ce3" office:value-type="string">
            <text:p>KML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read support needs libexpat)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<text:a xlink:href="http://www.gdal.org/ogr/drv_libkml.html" xlink:type="simple">LIBKML</text:a></text:p>
          </table:table-cell>
          <table:table-cell table:style-name="ce2" office:value-type="string">
            <text:p>LIBKML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libkm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itab.html" xlink:type="simple">Mapinfo File</text:a></text:p>
          </table:table-cell>
          <table:table-cell table:style-name="ce2" office:value-type="string">
            <text:p>MapInfo File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db.html" xlink:type="simple">Access MDB (PGeo and Geomedia capable)</text:a></text:p>
          </table:table-cell>
          <table:table-cell table:style-name="ce2" office:value-type="string">
            <text:p>MDB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JDK/JR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emory.html" xlink:type="simple">Memory</text:a></text:p>
          </table:table-cell>
          <table:table-cell table:style-name="ce2" office:value-type="string">
            <text:p>Memory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ysql.html" xlink:type="simple">MySQL</text:a></text:p>
          </table:table-cell>
          <table:table-cell table:style-name="ce2" office:value-type="string">
            <text:p>MySQL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MySQL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nas.html" xlink:type="simple">NAS - ALKIS</text:a></text:p>
          </table:table-cell>
          <table:table-cell table:style-name="ce2" office:value-type="string">
            <text:p>NA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Xerc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oci.html" xlink:type="simple">Oracle Spatial</text:a></text:p>
          </table:table-cell>
          <table:table-cell table:style-name="ce2" office:value-type="string">
            <text:p>OCI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OCI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odbc.html" xlink:type="simple">ODBC</text:a></text:p>
          </table:table-cell>
          <table:table-cell table:style-name="ce2" office:value-type="string">
            <text:p>ODBC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ODBC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ssqlspatial.html" xlink:type="simple">MS SQL Spatial</text:a></text:p>
          </table:table-cell>
          <table:table-cell table:style-name="ce2" office:value-type="string">
            <text:p>MSSQLSpatial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ODBC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ogdi.html" xlink:type="simple">OGDI Vectors (VPF, VMAP, DCW)</text:a></text:p>
          </table:table-cell>
          <table:table-cell table:style-name="ce2" office:value-type="string">
            <text:p>OGDI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OGDI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openair.html" xlink:type="simple">OpenAir</text:a></text:p>
          </table:table-cell>
          <table:table-cell table:style-name="ce2" office:value-type="string">
            <text:p>OpenAir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osm.html" xlink:type="simple">OpenStreetMap XML and PBF</text:a></text:p>
          </table:table-cell>
          <table:table-cell table:style-name="ce3" office:value-type="string">
            <text:p>OSM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No, needs libsqlite3 (and libexpat for OSM XML)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<text:a xlink:href="http://www.gdal.org/ogr/drv_pdf.html" xlink:type="simple">Geospatial PDF</text:a></text:p>
          </table:table-cell>
          <table:table-cell table:style-name="ce2" office:value-type="string">
            <text:p>PDF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Yes (read supports need libpoppler or libpodofo support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pds.html" xlink:type="simple">PDS</text:a></text:p>
          </table:table-cell>
          <table:table-cell table:style-name="ce2" office:value-type="string">
            <text:p>PDS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pgdump.html" xlink:type="simple">PostgreSQL SQL dump</text:a></text:p>
          </table:table-cell>
          <table:table-cell table:style-name="ce2" office:value-type="string">
            <text:p>PGDump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a xlink:href="http://www.gdal.org/ogr/drv_pg.html" xlink:type="simple">PostgreSQL/PostGIS</text:a></text:p>
          </table:table-cell>
          <table:table-cell table:style-name="ce2" office:value-type="string">
            <text:p>PostgreSQL/PostGIS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PostgreSQL client library (libpq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57.html" xlink:type="simple">S-57 (ENC)</text:a></text:p>
          </table:table-cell>
          <table:table-cell table:style-name="ce2" office:value-type="string">
            <text:p>S57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dts.html" xlink:type="simple">SDTS</text:a></text:p>
          </table:table-cell>
          <table:table-cell table:style-name="ce2" office:value-type="string">
            <text:p>SDTS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egukooa.html" xlink:type="simple">SEG-P1 / UKOOA P1/90</text:a></text:p>
          </table:table-cell>
          <table:table-cell table:style-name="ce2" office:value-type="string">
            <text:p>SEGUKOOA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egy.html" xlink:type="simple">SEG-Y</text:a></text:p>
          </table:table-cell>
          <table:table-cell table:style-name="ce2" office:value-type="string">
            <text:p>SEGY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trac.osgeo.org/gdal/ticket/3638" xlink:type="simple">Norwegian SOSI Standard</text:a></text:p>
          </table:table-cell>
          <table:table-cell table:style-name="ce2" office:value-type="string">
            <text:p>SOSI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FYBA library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sqlite.html" xlink:type="simple">SQLite/SpatiaLite</text:a></text:p>
          </table:table-cell>
          <table:table-cell table:style-name="ce3" office:value-type="string">
            <text:p>SQLite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No, needs libsqlite3 or libspatialite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<text:a xlink:href="http://www.gdal.org/ogr/drv_sua.html" xlink:type="simple">SUA</text:a></text:p>
          </table:table-cell>
          <table:table-cell table:style-name="ce2" office:value-type="string">
            <text:p>SUA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vg.html" xlink:type="simple">SVG</text:a></text:p>
          </table:table-cell>
          <table:table-cell table:style-name="ce2" office:value-type="string">
            <text:p>SV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libexpa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ntf.html" xlink:type="simple">UK .NTF</text:a></text:p>
          </table:table-cell>
          <table:table-cell table:style-name="ce2" office:value-type="string">
            <text:p>UK. NTF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tiger.html" xlink:type="simple">U.S. Census TIGER/Line</text:a>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vfk.html" xlink:type="simple">VFK data</text:a></text:p>
          </table:table-cell>
          <table:table-cell table:style-name="ce2" office:value-type="string">
            <text:p>VFK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vrt.html" xlink:type="simple">VRT - Virtual Datasource</text:a></text:p>
          </table:table-cell>
          <table:table-cell table:style-name="ce2" office:value-type="string">
            <text:p>VRT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wfs.html" xlink:type="simple">OGC WFS (Web Feature Service)</text:a></text:p>
          </table:table-cell>
          <table:table-cell table:style-name="ce3" office:value-type="string">
            <text:p>WFS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No, needs libcurl</text:p>
          </table:table-cell>
          <table:table-cell table:style-name="ce4" table:number-columns-repeated="1019"/>
        </table:table-row>
        <table:table-row table:style-name="ro2">
          <table:table-cell table:style-name="ce3" office:value-type="string">
            <text:p><text:a xlink:href="http://www.gdal.org/ogr/drv_xplane.html" xlink:type="simple">X-Plane/Flightgear aeronautical data</text:a></text:p>
          </table:table-cell>
          <table:table-cell table:style-name="ce3" office:value-type="string">
            <text:p>XPLANE</text:p>
          </table:table-cell>
          <table:table-cell table:style-name="ce3" office:value-type="string">
            <text:p>No</text:p>
          </table:table-cell>
          <table:table-cell table:number-columns-repeated="2" table:style-name="ce3" office:value-type="string">
            <text:p>Yes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<text:a xlink:href="http://www.gdal.org/ogr/drv_walk.html" xlink:type="simple">Walk</text:a></text:p>
          </table:table-cell>
          <table:table-cell table:style-name="ce2" office:value-type="string">
            <text:p>Walk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ODBC library</text:p>
          </table:table-cell>
          <table:table-cell table:number-columns-repeated="1019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Grande" svg:font-family="'Lucida Grande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 style:data-style-name="N2" text:time-value="0000-00-00T11:23: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7:49:35</meta:creation-date>
    <dc:date>2013-11-26T17:54:17</dc:date>
    <meta:editing-duration>P3DT23H48M46S</meta:editing-duration>
    <meta:editing-cycles>4</meta:editing-cycles>
    <meta:generator>LibreOffice/4.0.1.2$MacOSX_x86 LibreOffice_project/84102822e3d61eb989ddd325abf1ac077904985</meta:generator>
    <meta:document-statistic meta:table-count="1" meta:cell-count="305" meta:object-count="0"/>
    <meta:user-defined meta:name=""/>
  </office:meta>
</office:document-meta>
</file>